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3.4625in" style:rel-column-width="32770*"/>
    </style:style>
    <style:style style:name="Table1.B" style:family="table-column">
      <style:table-column-properties style:column-width="3.4625in" style:rel-column-width="32765*"/>
    </style:style>
    <style:style style:name="Table1.1" style:family="table-row">
      <style:table-row-properties style:keep-together="true" fo:keep-together="auto"/>
    </style:style>
    <style:style style:name="Table2" style:family="table">
      <style:table-properties style:width="6.8549in" table:align="margins" style:shadow="#808080 0.0701in 0.0701in" style:writing-mode="lr-tb"/>
    </style:style>
    <style:style style:name="Table2.A" style:family="table-column">
      <style:table-column-properties style:column-width="3.4278in" style:rel-column-width="3276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background-color="transparent" fo:padding="0.0382in" fo:border="0.0007in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P1" style:family="paragraph" style:parent-style-name="Header" style:master-page-name="">
      <style:paragraph-properties fo:text-align="start" style:justify-single-word="false" style:page-number="auto"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2" style:family="paragraph" style:parent-style-name="Header" style:master-page-name="">
      <style:paragraph-properties fo:text-align="end" style:justify-single-word="false" style:page-number="auto"/>
    </style:style>
    <style:style style:name="P3" style:family="paragraph" style:parent-style-name="Footer" style:master-page-name="">
      <style:paragraph-properties fo:margin-left="0in" fo:margin-right="0.25in" fo:text-indent="0in" style:auto-text-indent="false" style:page-number="auto"/>
    </style:style>
    <style:style style:name="P4" style:family="paragraph" style:parent-style-name="Footer">
      <style:paragraph-properties fo:padding="0in" fo:border="none"/>
    </style:style>
    <style:style style:name="P5" style:family="paragraph" style:parent-style-name="Footer">
      <style:paragraph-properties fo:text-align="center" style:justify-single-word="false" fo:padding="0in" fo:border="none"/>
    </style:style>
    <style:style style:name="P6" style:family="paragraph" style:parent-style-name="Standard">
      <style:paragraph-properties fo:padding-left="0.0555in" fo:padding-right="0.0555in" fo:padding-top="0.0138in" fo:padding-bottom="0.0138in" fo:border="0.0693in solid #00000a"/>
    </style:style>
    <style:style style:name="P7" style:family="paragraph" style:parent-style-name="Standard">
      <style:paragraph-properties fo:padding-left="0.0555in" fo:padding-right="0.0555in" fo:padding-top="0.0138in" fo:padding-bottom="0.0138in" fo:border="0.0693in solid #00000a">
        <style:tab-stops>
          <style:tab-stop style:position="3.5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 fo:padding-left="0.0555in" fo:padding-right="0.0555in" fo:padding-top="0.0138in" fo:padding-bottom="0.0138in" fo:border="0.0693in solid #00000a"/>
    </style:style>
    <style:style style:name="P9" style:family="paragraph" style:parent-style-name="Text_20_body">
      <style:paragraph-properties fo:padding-left="0.0555in" fo:padding-right="0.0555in" fo:padding-top="0.0138in" fo:padding-bottom="0.0138in" fo:border="0.0693in solid #00000a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Plain_20_Text">
      <style:paragraph-properties fo:text-align="center" style:justify-single-word="false"/>
      <style:text-properties fo:font-size="18pt" fo:font-style="italic" style:font-size-asian="18pt" style:font-style-asian="italic"/>
    </style:style>
    <style:style style:name="P12" style:family="paragraph" style:parent-style-name="Plain_20_Text">
      <style:paragraph-properties fo:text-align="center" style:justify-single-word="false"/>
      <style:text-properties fo:font-size="18pt" style:font-size-asian="18pt"/>
    </style:style>
    <style:style style:name="P13" style:family="paragraph" style:parent-style-name="Plain_20_Text">
      <style:paragraph-properties fo:text-align="start" style:justify-single-word="false"/>
      <style:text-properties fo:font-size="18pt" style:font-size-asian="18pt"/>
    </style:style>
    <style:style style:name="P14" style:family="paragraph" style:parent-style-name="Plain_20_Text">
      <style:paragraph-properties fo:text-align="center" style:justify-single-word="false"/>
    </style:style>
    <style:style style:name="P15" style:family="paragraph" style:parent-style-name="Plain_20_Text">
      <style:paragraph-properties fo:margin-top="0in" fo:margin-bottom="0in" fo:text-align="center" style:justify-single-word="false"/>
    </style:style>
    <style:style style:name="P16" style:family="paragraph" style:parent-style-name="Plain_20_Text">
      <style:paragraph-properties fo:margin-top="0in" fo:margin-bottom="0in" fo:text-align="start" style:justify-single-word="false"/>
    </style:style>
    <style:style style:name="P17" style:family="paragraph" style:parent-style-name="Plain_20_Text">
      <style:paragraph-properties fo:margin-top="0in" fo:margin-bottom="0in" fo:text-align="center" style:justify-single-word="false"/>
      <style:text-properties fo:color="#808080" fo:font-weight="bold" style:font-weight-asian="bold" style:font-weight-complex="bol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eading_20_1" style:list-style-name="L1"/>
    <style:style style:name="P21" style:family="paragraph" style:parent-style-name="Heading_20_1" style:list-style-name="L1">
      <style:paragraph-properties fo:text-align="start" style:justify-single-word="false"/>
    </style:style>
    <style:style style:name="P22" style:family="paragraph" style:parent-style-name="Plain_20_Text">
      <style:paragraph-properties fo:text-align="center" style:justify-single-word="false"/>
      <style:text-properties fo:font-size="18pt" fo:font-style="italic" style:font-size-asian="18pt" style:font-style-asian="italic"/>
    </style:style>
    <style:style style:name="P23" style:family="paragraph" style:parent-style-name="Plain_20_Text">
      <style:paragraph-properties fo:margin-top="0in" fo:margin-bottom="0in" fo:text-align="center" style:justify-single-word="false"/>
      <style:text-properties fo:color="#808080" fo:font-weight="bold" style:font-weight-asian="bold" style:font-weight-complex="bold"/>
    </style:style>
    <style:style style:name="P24" style:family="paragraph" style:parent-style-name="Plain_20_Text">
      <style:paragraph-properties fo:margin-top="0in" fo:margin-bottom="0in" fo:text-align="center" style:justify-single-word="false"/>
      <style:text-properties fo:color="#808080" fo:language="it" fo:country="IT" fo:font-weight="bold" style:font-weight-asian="bold" style:font-weight-complex="bold"/>
    </style:style>
    <style:style style:name="P25" style:family="paragraph" style:parent-style-name="Plain_20_Text">
      <style:paragraph-properties fo:margin-top="0in" fo:margin-bottom="0in" fo:text-align="center" style:justify-single-word="false"/>
      <style:text-properties fo:color="#808080" fo:language="it" fo:country="IT"/>
    </style:style>
    <style:style style:name="P26" style:family="paragraph" style:parent-style-name="Plain_20_Text">
      <style:paragraph-properties fo:margin-top="0in" fo:margin-bottom="0in" fo:text-align="center" style:justify-single-word="false"/>
      <style:text-properties fo:color="#808080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color="#0000ff" fo:font-size="10pt" fo:font-style="italic" fo:font-weight="bold" style:font-size-asian="10pt" style:font-style-asian="italic" style:font-weight-asian="bold" style:font-style-complex="italic" style:font-weight-complex="bold"/>
    </style:style>
    <style:style style:name="T2" style:family="text">
      <style:text-properties fo:color="#0000ff" style:font-name="Times" fo:font-size="20pt" fo:font-style="italic" style:font-size-asian="20pt" style:font-style-asian="italic" style:font-style-complex="italic"/>
    </style:style>
    <style:style style:name="T3" style:family="text">
      <style:text-properties fo:font-size="10pt" style:font-size-asian="10pt"/>
    </style:style>
    <style:style style:name="T4" style:family="text">
      <style:text-properties fo:text-transform="uppercase" fo:font-weight="bold" style:font-weight-asian="bold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padding="0in" fo:border="none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ListLabel_20_1" style:num-suffix="." style:num-format="1">
        <style:list-level-properties text:min-label-width="0.3in"/>
      </text:list-level-style-number>
      <text:list-level-style-number text:level="2" text:style-name="ListLabel_20_2" style:num-suffix="." style:num-format="1">
        <style:list-level-properties text:min-label-width="0.4in"/>
      </text:list-level-style-number>
      <text:list-level-style-number text:level="3" text:style-name="ListLabel_20_3" style:num-suffix="." style:num-format="1" text:display-levels="2">
        <style:list-level-properties text:min-label-width="0.5in"/>
      </text:list-level-style-number>
      <text:list-level-style-number text:level="4" text:style-name="ListLabel_20_4" style:num-suffix="." style:num-format="1" text:display-levels="3">
        <style:list-level-properties text:min-label-width="0.6in"/>
      </text:list-level-style-number>
      <text:list-level-style-number text:level="5" text:style-name="ListLabel_20_5" style:num-suffix="." style:num-format="1" text:display-levels="4">
        <style:list-level-properties text:min-label-width="0.7in"/>
      </text:list-level-style-number>
      <text:list-level-style-number text:level="6" text:style-name="ListLabel_20_6" style:num-suffix="." style:num-format="1" text:display-levels="5">
        <style:list-level-properties text:min-label-width="0.8in"/>
      </text:list-level-style-number>
      <text:list-level-style-number text:level="7" text:style-name="ListLabel_20_7" style:num-suffix="." style:num-format="1" text:display-levels="6">
        <style:list-level-properties text:min-label-width="0.9in"/>
      </text:list-level-style-number>
      <text:list-level-style-number text:level="8" text:style-name="ListLabel_20_8" style:num-suffix="." style:num-format="1" text:display-levels="7">
        <style:list-level-properties text:min-label-width="1in"/>
      </text:list-level-style-number>
      <text:list-level-style-number text:level="9" text:style-name="ListLabel_20_9" style:num-suffix="." style:num-format="1" text:display-levels="8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number text:level="1" style:num-suffix=")" style:num-format="1">
        <style:list-level-properties text:space-before="0.3in" text:min-label-width="0.25in"/>
      </text:list-level-style-number>
      <text:list-level-style-number text:level="2" style:num-suffix="." style:num-format="a">
        <style:list-level-properties text:space-before="0.8in" text:min-label-width="0.25in"/>
      </text:list-level-style-number>
      <text:list-level-style-number text:level="3" style:num-suffix="." style:num-format="i">
        <style:list-level-properties text:space-before="1.4248in" text:min-label-width="0.1252in"/>
      </text:list-level-style-number>
      <text:list-level-style-number text:level="4" style:num-suffix="." style:num-format="1">
        <style:list-level-properties text:space-before="1.8in" text:min-label-width="0.25in"/>
      </text:list-level-style-number>
      <text:list-level-style-number text:level="5" style:num-suffix="." style:num-format="a">
        <style:list-level-properties text:space-before="2.3in" text:min-label-width="0.25in"/>
      </text:list-level-style-number>
      <text:list-level-style-number text:level="6" style:num-suffix="." style:num-format="i">
        <style:list-level-properties text:space-before="2.9248in" text:min-label-width="0.1252in"/>
      </text:list-level-style-number>
      <text:list-level-style-number text:level="7" style:num-suffix="." style:num-format="1">
        <style:list-level-properties text:space-before="3.3in" text:min-label-width="0.25in"/>
      </text:list-level-style-number>
      <text:list-level-style-number text:level="8" style:num-suffix="." style:num-format="a">
        <style:list-level-properties text:space-before="3.8in" text:min-label-width="0.25in"/>
      </text:list-level-style-number>
      <text:list-level-style-number text:level="9" style:num-suffix="." style:num-format="i">
        <style:list-level-properties text:space-before="4.4248in" text:min-label-width="0.1252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>
        <style:list-level-properties text:space-before="1in" text:min-label-width="0.25in"/>
      </text:list-level-style-number>
      <text:list-level-style-number text:level="3" style:num-suffix="." style:num-format="i">
        <style:list-level-properties text:space-before="1.6248in" text:min-label-width="0.1252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>
        <style:list-level-properties text:space-before="2.5in" text:min-label-width="0.25in"/>
      </text:list-level-style-number>
      <text:list-level-style-number text:level="6" style:num-suffix="." style:num-format="i">
        <style:list-level-properties text:space-before="3.1248in" text:min-label-width="0.1252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>
        <style:list-level-properties text:space-before="4in" text:min-label-width="0.25in"/>
      </text:list-level-style-number>
      <text:list-level-style-number text:level="9" style:num-suffix="." style:num-format="i">
        <style:list-level-properties text:space-before="4.6248in" text:min-label-width="0.1252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>
        <style:list-level-properties text:space-before="1in" text:min-label-width="0.25in"/>
      </text:list-level-style-number>
      <text:list-level-style-number text:level="3" style:num-suffix="." style:num-format="i">
        <style:list-level-properties text:space-before="1.6248in" text:min-label-width="0.1252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>
        <style:list-level-properties text:space-before="2.5in" text:min-label-width="0.25in"/>
      </text:list-level-style-number>
      <text:list-level-style-number text:level="6" style:num-suffix="." style:num-format="i">
        <style:list-level-properties text:space-before="3.1248in" text:min-label-width="0.1252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>
        <style:list-level-properties text:space-before="4in" text:min-label-width="0.25in"/>
      </text:list-level-style-number>
      <text:list-level-style-number text:level="9" style:num-suffix="." style:num-format="i">
        <style:list-level-properties text:space-before="4.6248in" text:min-label-width="0.1252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>
        <style:list-level-properties text:space-before="1in" text:min-label-width="0.25in"/>
      </text:list-level-style-number>
      <text:list-level-style-number text:level="3" style:num-suffix="." style:num-format="i">
        <style:list-level-properties text:space-before="1.6248in" text:min-label-width="0.1252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>
        <style:list-level-properties text:space-before="2.5in" text:min-label-width="0.25in"/>
      </text:list-level-style-number>
      <text:list-level-style-number text:level="6" style:num-suffix="." style:num-format="i">
        <style:list-level-properties text:space-before="3.1248in" text:min-label-width="0.1252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>
        <style:list-level-properties text:space-before="4in" text:min-label-width="0.25in"/>
      </text:list-level-style-number>
      <text:list-level-style-number text:level="9" style:num-suffix="." style:num-format="i">
        <style:list-level-properties text:space-before="4.6248in" text:min-label-width="0.1252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)" style:num-format="1">
        <style:list-level-properties text:space-before="0.5in" text:min-label-width="0.25in"/>
      </text:list-level-style-number>
      <text:list-level-style-number text:level="2" style:num-suffix="." style:num-format="a">
        <style:list-level-properties text:space-before="1in" text:min-label-width="0.25in"/>
      </text:list-level-style-number>
      <text:list-level-style-number text:level="3" style:num-suffix="." style:num-format="i">
        <style:list-level-properties text:space-before="1.6248in" text:min-label-width="0.1252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>
        <style:list-level-properties text:space-before="2.5in" text:min-label-width="0.25in"/>
      </text:list-level-style-number>
      <text:list-level-style-number text:level="6" style:num-suffix="." style:num-format="i">
        <style:list-level-properties text:space-before="3.1248in" text:min-label-width="0.1252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>
        <style:list-level-properties text:space-before="4in" text:min-label-width="0.25in"/>
      </text:list-level-style-number>
      <text:list-level-style-number text:level="9" style:num-suffix="." style:num-format="i">
        <style:list-level-properties text:space-before="4.6248in" text:min-label-width="0.1252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>LIGO Laboratory / LIGO Scientific Collaboration</text:p>
      <text:p text:style-name="P12"/>
      <text:p text:style-name="P13"/>
      <text:p text:style-name="P7">LIGO-T09xxxxx-v1<text:tab/><text:span text:style-name="T2">LIGO</text:span><text:tab/><text:date style:data-style-name="N37" text:date-value="2009-11-03T14:25:30" text:fixed="true">11/03/09</text:date></text:p>
      <text:p text:style-name="P6"/>
      <text:p text:style-name="P9">AdvLigo CDS</text:p>
      <text:p text:style-name="P9">Frame Builder and Network Data Server</text:p>
      <text:p text:style-name="P6"/>
      <text:p text:style-name="P8">Alex Ivanov</text:p>
      <text:p text:style-name="P15"/>
      <text:p text:style-name="P15">Distribution of this document:</text:p>
      <text:p text:style-name="P15">LIGO Scientific Collaboration</text:p>
      <text:p text:style-name="P15"/>
      <text:p text:style-name="P15">This is an internal working note</text:p>
      <text:p text:style-name="P15">of the LIGO Laboratory.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17">California Institute of Technology</text:p>
            <text:p text:style-name="P17">LIGO Project – MS 18-34</text:p>
            <text:p text:style-name="P24">1200 E. California Blvd.</text:p>
            <text:p text:style-name="P24">Pasadena, CA 91125</text:p>
            <text:p text:style-name="P25">Phone (626) 395-2129</text:p>
            <text:p text:style-name="P25">Fax (626) 304-9834</text:p>
            <text:p text:style-name="P25">E-mail: info@ligo.caltech.edu</text:p>
          </table:table-cell>
          <table:table-cell office:value-type="string">
            <text:p text:style-name="P17">Massachusetts Institute of Technology</text:p>
            <text:p text:style-name="P17">LIGO Project – NW22-295</text:p>
            <text:p text:style-name="P17">185 Albany St</text:p>
            <text:p text:style-name="P17">Cambridge, MA 02139</text:p>
            <text:p text:style-name="P26">Phone (617) 253-4824</text:p>
            <text:p text:style-name="P26">Fax (617) 253-7014</text:p>
            <text:p text:style-name="P26">E-mail: info@ligo.mit.edu</text:p>
          </table:table-cell>
        </table:table-row>
        <table:table-row table:style-name="Table1.1">
          <table:table-cell office:value-type="string">
            <text:p text:style-name="P17"/>
            <text:p text:style-name="P17">LIGO Hanford Observatory</text:p>
            <text:p text:style-name="P17">P.O. Box 1970</text:p>
            <text:p text:style-name="P17">Mail Stop S9-02</text:p>
            <text:p text:style-name="P17">Richland WA 99352</text:p>
            <text:p text:style-name="P26">Phone 509-372-8106</text:p>
            <text:p text:style-name="P26">Fax 509-372-8137</text:p>
          </table:table-cell>
          <table:table-cell office:value-type="string">
            <text:p text:style-name="P17"/>
            <text:p text:style-name="P17">LIGO Livingston Observatory</text:p>
            <text:p text:style-name="P17">P.O. Box 940</text:p>
            <text:p text:style-name="P17">Livingston, LA <text:s/>70754</text:p>
            <text:p text:style-name="P26">Phone 225-686-3100</text:p>
            <text:p text:style-name="P26">Fax 225-686-7189</text:p>
          </table:table-cell>
        </table:table-row>
      </table:table>
      <text:p text:style-name="P14">http://www.ligo.caltech.edu/</text:p>
      <text:p text:style-name="Standard"/>
      <text:p text:style-name="P10"/>
      <text:p text:style-name="Standard"/>
      <text:p text:style-name="Standard"/>
      <text:p text:style-name="Contents_20_Heading"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1.Introduction|outline">1.Introduction<text:tab/>3</text:a></text:p>
          <text:p text:style-name="P27"><text:a xlink:type="simple" xlink:href="#2.Program Code Overview|outline">2.Program Code Overview<text:tab/>3</text:a></text:p>
          <text:p text:style-name="P27"><text:a xlink:type="simple" xlink:href="#3.Build Configuration|outline">3.Build Configuration<text:tab/>3</text:a></text:p>
          <text:p text:style-name="P27"><text:a xlink:type="simple" xlink:href="#4.Build process|outline">4.Build process<text:tab/>3</text:a></text:p>
          <text:p text:style-name="P27"><text:a xlink:type="simple" xlink:href="#5.Program Installation and Execution|outline">5.Program Installation and Execution<text:tab/>3</text:a></text:p>
          <text:p text:style-name="P27"><text:a xlink:type="simple" xlink:href="#6.Signal Configuration|outline">6.Signal Configuration<text:tab/>3</text:a></text:p>
          <text:p text:style-name="P27"><text:a xlink:type="simple" xlink:href="#7.Run-time Diagnostics|outline">7.Run-time Diagnostics<text:tab/>3</text:a></text:p>
          <text:p text:style-name="P27"><text:a xlink:type="simple" xlink:href="#8.Client Request Language|outline">8.Client Request Language<text:tab/>3</text:a></text:p>
          <text:p text:style-name="P27"><text:a xlink:type="simple" xlink:href="#9.Frame Builder Program Code Diagrams|outline">9.Frame Builder Program Code Diagrams<text:tab/>4</text:a></text:p>
          <text:p text:style-name="P27"><text:a xlink:type="simple" xlink:href="#10. NDS Program Code Diagrams|outline">10. NDS Program Code Diagrams<text:tab/>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bookmark-start text:name="_Toc243980828"/></text:p>
      <text:list text:style-name="L1">
        <text:list-item>
          <text:h text:style-name="P20" text:outline-level="1"><text:soft-page-break/>Introduction<text:bookmark-end text:name="_Toc243980828"/></text:h>
        </text:list-item>
      </text:list>
      <text:p text:style-name="Standard">Frame Builder provides LIGO Data Acquisition (DAQ) function. Network Data Server (NDS) provides data distribution function. These programs are closely related and thus discussed here in a single document.</text:p>
      <text:list text:style-name="L1" text:continue-numbering="true">
        <text:list-item>
          <text:h text:style-name="P20" text:outline-level="1">Program Code <text:bookmark-start text:name="_Toc243980830"/>Overview<text:bookmark-end text:name="_Toc243980830"/></text:h>
        </text:list-item>
      </text:list>
      <text:p text:style-name="Standard">Code location in CVS, main code parts.</text:p>
      <text:list text:style-name="L1" text:continue-numbering="true">
        <text:list-item>
          <text:h text:style-name="P20" text:outline-level="1">Build Configuration</text:h>
        </text:list-item>
      </text:list>
      <text:p text:style-name="Standard">Various ./configure options (standalone, Epics-only, data concentrator, NDS, frame writer). Build dependencies (CentOS 5.3 64 bit Linux, Epics, framecpp,.GDS source, 64-bit libtestpoint.so).</text:p>
      <text:list text:style-name="L1" text:continue-numbering="true">
        <text:list-item>
          <text:h text:style-name="P20" text:outline-level="1"><text:bookmark-start text:name="_Toc243980832"/>B<text:bookmark-end text:name="_Toc243980832"/>uild process</text:h>
        </text:list-item>
      </text:list>
      <text:p text:style-name="Standard">Running ./configure script (with appropriate command line options) produces a Makefile. Frame Builder and NDS is compiled by running “make”. Frame builder executable is called “daqd”. NDS executable is called “nds”.</text:p>
      <text:list text:style-name="L1" text:continue-numbering="true">
        <text:list-item>
          <text:h text:style-name="P20" text:outline-level="1">Program Installation and Execution<text:bookmark-start text:name="_Toc243980835"/></text:h>
        </text:list-item>
      </text:list>
      <text:p text:style-name="Standard">Both daqd and nds are normally installed into a target directory, for instance /cvs/cds/caltech/target/fb. Nds requires no configuration file to run. Frame builder (daqd) needs “daqdrc” file in order to run. Daqdrc file syntax is described in the above section named <text:a xlink:type="simple" xlink:href="#8.Client Request Language|outline">Client Request Language</text:a>. </text:p>
      <text:p text:style-name="Standard">Provide sample daqdrc file (with comments).</text:p>
      <text:p text:style-name="Standard">Describe how daqd runs and how nds runs.</text:p>
      <text:p text:style-name="Standard">Write how to shutdown (or restart) daqd using “telnet fb 8087”.</text:p>
      <text:p text:style-name="Standard">Talk about creating jobs directory, specifying its path in daqdrc. Talk about “pipe” file for daqd to nds comms.</text:p>
      <text:p text:style-name="Standard">Talk about inittab scripts.</text:p>
      <text:p text:style-name="Standard">Talk about cron job to clean jobs directory.</text:p>
      <text:p text:style-name="Standard">Talk about /frames directory structure and wiper.pl, running it using crontab.</text:p>
      <text:p text:style-name="Standard">Making sure <text:s/>NTP is up and running.</text:p>
      <text:p text:style-name="Standard">Talk about GDS configuration (connection to GDS test point managers).</text:p>
      <text:p text:style-name="Standard">Talk about setting </text:p>
      <text:list text:style-name="L1" text:continue-numbering="true">
        <text:list-item>
          <text:h text:style-name="P20" text:outline-level="1"><text:bookmark-end text:name="_Toc243980835"/>Signal Configuration</text:h>
        </text:list-item>
      </text:list>
      <text:p text:style-name="Standard"><text:s/>Master file, describe format of ini files. Edcu ini files. GDS testpoint configuration files (.par files).</text:p>
      <text:list text:style-name="L1" text:continue-numbering="true">
        <text:list-item>
          <text:h text:style-name="P20" text:outline-level="1"><text:bookmark-start text:name="_Toc243980836"/><text:soft-page-break/>R<text:bookmark-end text:name="_Toc243980836"/>un-time Diagnostics<text:bookmark-start text:name="_Toc243980837"/></text:h>
        </text:list-item>
      </text:list>
      <text:p text:style-name="Standard">Frame builder logs error, warning and diagnostic messages into stderr. Frame builder has a built-in Epics server and provides some of the diagnostic information as Epics channels.</text:p>
      <text:p text:style-name="Standard"/>
      <text:p text:style-name="Standard">Provide the list of Epics channels with descriptions.</text:p>
      <text:p text:style-name="Standard">Talk about accessing frame builder using “telnet fb0 8087” and provide examples of diagnostics command.</text:p>
      <text:p text:style-name="Standard">Talk about daqcn program, using it to test the communication. Provide examples of test cases.</text:p>
      <text:list text:style-name="L1" text:continue-numbering="true">
        <text:list-item>
          <text:h text:style-name="P20" text:outline-level="1">Client Request Language</text:h>
        </text:list-item>
      </text:list>
      <text:p text:style-name="Standard">Frame builder has a built-in lexx/yacc language interpreter. The same language is used to interpret daqdrc file as well as to parse data client requests. The language consists of the series of comands terminated with a semicolon. <text:a xlink:type="simple" xlink:href="#Table2|table">Table 2</text:a> lists commands recognized by daqd.</text:p>
      <text:p text:style-name="Standard"/>
      <text:p text:style-name="Standard">Need to clean up the code as well, fix “help” command.</text:p>
      <text:p text:style-name="P19">Table 2, Daqd Commands.</text:p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Standard"><text:s/>status main</text:p>
          </table:table-cell>
          <table:table-cell table:style-name="Table2.B1" office:value-type="string">
            <text:p text:style-name="Table_20_Contents">Display the status of the main data buffer.</text:p>
          </table:table-cell>
        </table:table-row>
        <table:table-row>
          <table:table-cell table:style-name="Table2.A2" office:value-type="string">
            <text:p text:style-name="Table_20_Contents"><text:s/>shutdown</text:p>
          </table:table-cell>
          <table:table-cell table:style-name="Table2.B2" office:value-type="string">
            <text:p text:style-name="Table_20_Contents">Terminate daqd.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h text:style-name="P21" text:outline-level="1">Large Scale Installation System Diagram</text:h>
        </text:list-item>
      </text:list>
      <text:p text:style-name="Standard">Large scale DAQ system installations exist at Hanford and Livingston LIGO sites. The consist of one or two Data Concentrator computer connected via an Infiniband network to a number of NDS computers and Frame Writer computers. One of the receiver computers handles GDS DMT broadcasting.</text:p>
      <text:p text:style-name="Standard">Provide a charts showing data flow of LHO and LLO.</text:p>
      <text:p text:style-name="Standard"><text:soft-page-break/></text:p>
      <text:list text:style-name="L1" text:continue-numbering="true">
        <text:list-item>
          <text:h text:style-name="P21" text:outline-level="1">Standalone DAQ System Diagram</text:h>
        </text:list-item>
      </text:list>
      <text:p text:style-name="P18">Standalone DAQ system is used in local physics experiments in laboratories at Caltech, MIT and other collaboration sites. These are typically single computer system handling both real-time and DAQ tasks. Front-end to frame builder communication is implemented via shared memory.</text:p>
      <text:p text:style-name="P18"/>
      <text:p text:style-name="P18">Provide a drawing</text:p>
      <text:list text:style-name="L1" text:continue-numbering="true">
        <text:list-item>
          <text:h text:style-name="P21" text:outline-level="1">Epics-only DAQ system diagram</text:h>
        </text:list-item>
      </text:list>
      <text:p text:style-name="P18">Epics-only frame builder was installed at AEI Hannover lab and at Adhikari lab at Caltech. Purpose is to gather only the Epics channels at 16Hz and no real-time data.</text:p>
      <text:p text:style-name="P18"/>
      <text:p text:style-name="P18">Provide a diagram.</text:p>
      <text:list text:style-name="L1" text:continue-numbering="true">
        <text:list-item>
          <text:h text:style-name="P21" text:outline-level="1">Frame Builder Program Code Diagram</text:h>
        </text:list-item>
      </text:list>
      <text:p text:style-name="Table_20_Contents">Provide relatively high-level diagram showing the data input, various threads, data output.</text:p>
      <text:list text:style-name="L1" text:continue-numbering="true">
        <text:list-item>
          <text:h text:style-name="P20" text:outline-level="1"><draw:frame draw:style-name="fr2" draw:name="Object2" text:anchor-type="paragraph" svg:x="0.3492in" svg:y="0.3071in" svg:width="6.0217in" svg:height="8.3547in" draw:z-index="6"><draw:object xlink:href="./Object 2" xlink:type="simple" xlink:show="embed" xlink:actuate="onLoad"/><draw:image xlink:href="./ObjectReplacements/Object 2" xlink:type="simple" xlink:show="embed" xlink:actuate="onLoad"/></draw:frame><text:bookmark-end text:name="_Toc243980837"/><text:soft-page-break/> NDS Program Code Diagram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Times" fo:font-size="20pt" style:font-size-asian="2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0.1665in" fo:margin-bottom="0.0417in" fo:keep-with-next="always"/>
      <style:text-properties style:font-name="Arial1" fo:font-size="14pt" fo:font-weight="bold" style:letter-kerning="true" style:font-size-asian="14pt" style:font-weight-asian="bold" style:font-size-complex="115%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1665in" fo:margin-bottom="0.0417in" fo:keep-with-next="always"/>
      <style:text-properties style:font-name="Arial1"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top="0.1665in" fo:margin-bottom="0.0417in" fo:keep-with-next="always"/>
      <style:text-properties style:font-name="Arial1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top="0.1665in" fo:margin-bottom="0.0417in" fo:keep-with-next="always"/>
      <style:text-properties style:font-name="Arial1" fo:font-size="85%" fo:font-weight="bold" style:font-size-asian="85%" style:font-weight-asian="bold" style:font-size-complex="85%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keep-with-next="always"/>
      <style:text-properties fo:font-size="85%" fo:font-weight="bold" style:font-size-asian="85%" style:font-weight-asian="bold" style:font-size-complex="85%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665in" fo:margin-bottom="0.0417in"/>
      <style:text-properties fo:font-size="11pt" fo:font-style="italic" style:font-size-asian="11pt" style:font-style-asian="italic" style:font-size-complex="75%"/>
    </style:style>
    <style:style style:name="Heading_20_7" style:display-name="Heading 7" style:family="paragraph" style:parent-style-name="Standard" style:next-style-name="Text_20_body" style:class="text" style:default-outline-level="7">
      <style:paragraph-properties fo:margin-top="0.1665in" fo:margin-bottom="0.0417in"/>
      <style:text-properties style:font-name="Arial1" fo:font-size="10pt" style:font-size-asian="10pt" style:font-size-complex="75%"/>
    </style:style>
    <style:style style:name="Heading_20_8" style:display-name="Heading 8" style:family="paragraph" style:parent-style-name="Standard" style:next-style-name="Text_20_body" style:class="text" style:default-outline-level="8">
      <style:paragraph-properties fo:margin-top="0.1665in" fo:margin-bottom="0.0417in"/>
      <style:text-properties style:font-name="Arial1" fo:font-size="10pt" fo:font-style="italic" style:font-size-asian="10pt" style:font-style-asian="italic" style:font-size-complex="75%"/>
    </style:style>
    <style:style style:name="Heading_20_9" style:display-name="Heading 9" style:family="paragraph" style:parent-style-name="Standard" style:next-style-name="Text_20_body" style:class="text" style:default-outline-level="9">
      <style:paragraph-properties fo:margin-top="0.1665in" fo:margin-bottom="0.0417in"/>
      <style:text-properties style:font-name="Arial1" fo:font-size="9pt" fo:font-style="italic" fo:font-weight="bold" style:font-size-asian="9pt" style:font-style-asian="italic" style:font-weight-asian="bold" style:font-size-complex="75%"/>
    </style:style>
    <style:style style:name="Plain_20_Text" style:display-name="Plain Text" style:family="paragraph" style:parent-style-name="Standard"/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HTML_20_Body" style:display-name="HTML Body" style:family="paragraph">
      <style:paragraph-properties fo:orphans="2" fo:widows="2" style:writing-mode="lr-tb"/>
      <style:text-properties style:use-window-font-color="true" style:font-name="Courier New"/>
    </style:style>
    <style:style style:name="List_20_Number" style:display-name="List Number" style:family="paragraph" style:parent-style-name="Standard"/>
    <style:style style:name="List_20_Number_20_2" style:display-name="List Number 2" style:family="paragraph" style:parent-style-name="Standard"/>
    <style:style style:name="List_20_Bullet" style:display-name="List Bullet" style:family="paragraph" style:parent-style-name="Standard"/>
    <style:style style:name="caption" style:family="paragraph" style:parent-style-name="Standard">
      <style:paragraph-properties fo:margin-top="0.0835in" fo:margin-bottom="0.0835in"/>
      <style:text-properties fo:font-weight="bold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of_20_figures" style:display-name="table of figures" style:family="paragraph" style:parent-style-name="Standard">
      <style:paragraph-properties fo:margin-top="0in" fo:margin-bottom="0in" fo:text-align="start" style:justify-single-word="false"/>
      <style:text-properties fo:font-style="italic" style:font-style-asian="italic" style:font-size-complex="12pt" style:font-style-complex="italic"/>
    </style:style>
    <style:style style:name="Contents_20_1" style:display-name="Contents 1" style:family="paragraph" style:parent-style-name="Standard" style:class="index">
      <style:paragraph-properties fo:margin-left="0in" fo:margin-right="0in" fo:text-align="start" style:justify-single-word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tyle="italic" fo:font-weight="bold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class="index">
      <style:paragraph-properties fo:margin-left="0.1665in" fo:margin-right="0in" fo:text-align="start" style:justify-single-word="false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class="index">
      <style:paragraph-properties fo:margin-left="0.3335in" fo:margin-right="0in" fo:margin-top="0in" fo:margin-bottom="0in" fo:text-align="start" style:justify-single-word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size-complex="12pt"/>
    </style:style>
    <style:style style:name="Contents_20_4" style:display-name="Contents 4" style:family="paragraph" style:parent-style-name="Standard" style:class="index">
      <style:paragraph-properties fo:margin-left="0.5in" fo:margin-right="0in" fo:margin-top="0in" fo:margin-bottom="0in" fo:text-align="start" style:justify-single-word="false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size-complex="12pt"/>
    </style:style>
    <style:style style:name="Contents_20_5" style:display-name="Contents 5" style:family="paragraph" style:parent-style-name="Standard" style:class="index">
      <style:paragraph-properties fo:margin-left="0.6665in" fo:margin-right="0in" fo:margin-top="0in" fo:margin-bottom="0in" fo:text-align="start" style:justify-single-word="false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size-complex="12pt"/>
    </style:style>
    <style:style style:name="Contents_20_6" style:display-name="Contents 6" style:family="paragraph" style:parent-style-name="Standard" style:class="index">
      <style:paragraph-properties fo:margin-left="0.8335in" fo:margin-right="0in" fo:margin-top="0in" fo:margin-bottom="0in" fo:text-align="start" style:justify-single-word="false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size-complex="12pt"/>
    </style:style>
    <style:style style:name="Contents_20_7" style:display-name="Contents 7" style:family="paragraph" style:parent-style-name="Standard" style:class="index">
      <style:paragraph-properties fo:margin-left="1in" fo:margin-right="0in" fo:margin-top="0in" fo:margin-bottom="0in" fo:text-align="start" style:justify-single-word="false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size-complex="12pt"/>
    </style:style>
    <style:style style:name="Contents_20_8" style:display-name="Contents 8" style:family="paragraph" style:parent-style-name="Standard" style:class="index">
      <style:paragraph-properties fo:margin-left="1.1665in" fo:margin-right="0in" fo:margin-top="0in" fo:margin-bottom="0in" fo:text-align="start" style:justify-single-word="false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size-complex="12pt"/>
    </style:style>
    <style:style style:name="Contents_20_9" style:display-name="Contents 9" style:family="paragraph" style:parent-style-name="Standard" style:class="index">
      <style:paragraph-properties fo:margin-left="1.3335in" fo:margin-right="0in" fo:margin-top="0in" fo:margin-bottom="0in" fo:text-align="start" style:justify-single-word="false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size-complex="12pt"/>
    </style:style>
    <style:style style:name="footnote_20_text" style:display-name="footnote text" style:family="paragraph" style:parent-style-name="Standard">
      <style:text-properties fo:font-size="10pt" style:font-size-asian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Contents_20_Heading" style:display-name="Contents Heading" style:family="paragraph" style:parent-style-name="Heading_20_1" style:class="index">
      <style:paragraph-properties fo:margin-top="0.3335in" fo:margin-bottom="0in" fo:line-height="115%" fo:text-align="start" style:justify-single-word="false" text:number-lines="false" text:line-number="0"/>
      <style:text-properties fo:color="#365f91" style:font-name="Cambria" fo:font-size="16pt" fo:font-weight="bold" style:letter-kerning="true" style:font-size-asian="16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in" fo:margin-bottom="0in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DocumentMap" style:family="text"/>
    <style:style style:name="No_20_List" style:display-name="No Lis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start" style:justify-single-word="false" style:page-number="auto"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2" style:family="paragraph" style:parent-style-name="Footer" style:master-page-name="">
      <style:paragraph-properties fo:margin-left="0in" fo:margin-right="0.25in" fo:text-indent="0in" style:auto-text-indent="false" style:page-number="auto"/>
    </style:style>
    <style:style style:name="P3" style:family="paragraph" style:parent-style-name="Footer">
      <style:paragraph-properties fo:text-align="center" style:justify-single-word="false" fo:padding="0in" fo:border="none"/>
    </style:style>
    <style:style style:name="P4" style:family="paragraph" style:parent-style-name="Footer">
      <style:paragraph-properties fo:padding="0in" fo:border="none"/>
    </style:style>
    <style:style style:name="P5" style:family="paragraph" style:parent-style-name="Header" style:master-page-name="">
      <style:paragraph-properties fo:text-align="end" style:justify-single-word="false" style:page-number="auto"/>
    </style:style>
    <style:style style:name="T1" style:family="text">
      <style:text-properties fo:color="#0000ff" fo:font-size="10pt" fo:font-style="italic" fo:font-weight="bold" style:font-size-asian="10pt" style:font-style-asian="italic" style:font-weight-asian="bold" style:font-style-complex="italic" style:font-weight-complex="bold"/>
    </style:style>
    <style:style style:name="T2" style:family="text">
      <style:text-properties fo:font-size="10pt" style:font-size-asian="10pt"/>
    </style:style>
    <style:style style:name="T3" style:family="text">
      <style:text-properties fo:text-transform="uppercase" fo:font-weight="bold" style:font-weight-asian="bold"/>
    </style:style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padding="0in" fo:border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page-width="8.5in" fo:page-height="10.978in" style:num-format="1" style:print-orientation="portrait" fo:margin-top="1in" fo:margin-bottom="1in" fo:margin-left="1.25in" fo:margin-right="1.25in" style:writing-mode="lr-tb" style:layout-grid-color="#c0c0c0" style:layout-grid-lines="2280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LIGO</text:span><text:span text:style-name="T2"><text:tab/>LIGO-T09xxxxx-v1</text:span></text:p>
      </style:header>
      <style:footer>
        <text:p text:style-name="P2"><draw:frame draw:style-name="fr1" draw:name="Frame2" text:anchor-type="paragraph" svg:y="0.0008in" fo:min-width="3.9366in" draw:z-index="2"><draw:text-box fo:min-height="0.0161in"><text:p text:style-name="P3"><text:page-number text:select-page="current">6</text:page-number></text:p></draw:text-box></draw:frame></text:p>
      </style:footer>
      <style:footer-left>
        <text:p text:style-name="P2"><draw:frame draw:style-name="fr1" draw:name="Frame1" text:anchor-type="paragraph" svg:y="0.0008in" fo:min-width="3.9366in" draw:z-index="5"><draw:text-box fo:min-height="0.0161in"><text:p text:style-name="P4"><text:page-number text:select-page="current">6</text:page-number></text:p></draw:text-box></draw:frame></text:p>
      </style:footer-left>
    </style:master-page>
    <style:master-page style:name="Converted1" style:page-layout-name="pm2"/>
    <style:master-page style:name="Converted2" style:page-layout-name="pm2"/>
    <style:master-page style:name="Converted3" style:page-layout-name="pm2"/>
    <style:master-page style:name="First_20_Page" style:display-name="First Page" style:page-layout-name="pm3" style:next-style-name="Standard">
      <style:header>
        <text:p text:style-name="P5"><text:span text:style-name="T3">Laser Interferometer Gravitational Wave Observatory</text:span><text:span text:style-name="T2"> </text:span></text:p>
      </style:header>
    </style:master-page>
    <style:master-page style:name="Converted4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Alex Ivanov</dc:creator>
    <dc:date>2009-11-03T16:44:14</dc:date>
    <meta:printed-by>Alex Ivanov</meta:printed-by>
    <meta:print-date>2009-11-03T16:08:42</meta:print-date>
    <meta:editing-cycles>15</meta:editing-cycles>
    <meta:editing-duration>PT2H19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1" meta:page-count="6" meta:paragraph-count="97" meta:word-count="764" meta:character-count="480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/>
    </style:style>
    <style:style style:name="P3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4" draw:layer="layout" svg:width="9.525cm" svg:height="1.905cm" svg:x="2.905cm" svg:y="9.19cm">
          <text:p text:style-name="P1"><text:span text:style-name="T1">Receive the message,</text:span></text:p>
          <text:p text:style-name="P1"><text:span text:style-name="T1">parse job specification fi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9.659cm" svg:height="1.269cm" svg:x="2.805cm" svg:y="6.751cm">
          <text:p text:style-name="P1"><text:span text:style-name="T1">F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" draw:layer="layout" svg:width="12.065cm" svg:height="1.27cm" svg:x="1.635cm" svg:y="4.175cm">
          <text:p text:style-name="P1"><text:span text:style-name="T1">Wait for new connection on p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3" draw:layer="layout" svg:width="10.16cm" svg:height="1.905cm" svg:x="2.57cm" svg:y="1cm">
          <text:p text:style-name="P1"><text:span text:style-name="T1">Initialize, parse command line</text:span></text:p>
          <text:p text:style-name="P1"><text:span text:style-name="T1">arg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5" draw:layer="layout" svg:width="9.525cm" svg:height="1.904cm" svg:x="2.905cm" svg:y="12.431cm">
          <text:p text:style-name="P1"><text:span text:style-name="T1">Process request using</text:span></text:p>
          <text:p text:style-name="P1"><text:span text:style-name="T1">FrameC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6" draw:layer="layout" svg:width="9.525cm" svg:height="1.905cm" svg:x="2.905cm" svg:y="15.605cm">
          <text:p text:style-name="P1"><text:span text:style-name="T1">Send data to the clien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2.805cm" svg:y1="7.385cm" svg:x2="1.635cm" svg:y2="4.81cm" draw:start-shape="id1" draw:start-glue-point="3" draw:end-shape="id2" draw:end-glue-point="3" svg:d="m2805 7385h-1671v-2575h501">
          <text:p/>
        </draw:connector>
        <draw:connector draw:style-name="gr2" draw:text-style-name="P3" draw:layer="layout" svg:x1="7.65cm" svg:y1="2.905cm" svg:x2="7.667cm" svg:y2="4.175cm" draw:start-shape="id3" draw:start-glue-point="2" draw:end-shape="id2" svg:d="m7650 2905v635h17v635">
          <text:p/>
        </draw:connector>
        <draw:connector draw:style-name="gr2" draw:text-style-name="P3" draw:layer="layout" svg:x1="7.667cm" svg:y1="5.445cm" svg:x2="7.634cm" svg:y2="6.751cm" draw:start-shape="id2" draw:start-glue-point="2" draw:end-shape="id1" draw:end-glue-point="0" svg:d="m7667 5445v653h-33v653">
          <text:p/>
        </draw:connector>
        <draw:connector draw:style-name="gr2" draw:text-style-name="P3" draw:layer="layout" svg:x1="7.634cm" svg:y1="8.02cm" svg:x2="7.667cm" svg:y2="9.19cm" draw:start-shape="id1" draw:start-glue-point="2" draw:end-shape="id4" draw:end-glue-point="0" svg:d="m7634 8020v584h33v586">
          <text:p/>
        </draw:connector>
        <draw:connector draw:style-name="gr2" draw:text-style-name="P3" draw:layer="layout" svg:x1="7.667cm" svg:y1="11.095cm" svg:x2="7.667cm" svg:y2="12.431cm" draw:start-shape="id4" draw:start-glue-point="2" draw:end-shape="id5" draw:end-glue-point="0" svg:d="m7667 11095v1336">
          <text:p/>
        </draw:connector>
        <draw:connector draw:style-name="gr2" draw:text-style-name="P3" draw:layer="layout" svg:x1="7.667cm" svg:y1="14.335cm" svg:x2="7.667cm" svg:y2="15.605cm" draw:start-shape="id5" draw:start-glue-point="2" draw:end-shape="id6" draw:end-glue-point="0" svg:d="m7667 14335v1270">
          <text:p/>
        </draw:connector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